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WWNum2">
      <style:paragraph-properties fo:margin-left="0cm" fo:margin-right="0cm" fo:margin-top="0cm" fo:margin-bottom="0cm" style:contextual-spacing="false" fo:line-height="150%" fo:text-align="justify" style:justify-single-word="false" fo:text-indent="0cm" style:auto-text-indent="false">
        <style:tab-stops>
          <style:tab-stop style:position="1cm"/>
        </style:tab-stops>
      </style:paragraph-properties>
      <style:text-properties officeooo:paragraph-rsid="00044ebf"/>
    </style:style>
    <style:style style:name="P2" style:family="paragraph" style:parent-style-name="Text_20_body" style:list-style-name="WWNum2">
      <style:paragraph-properties fo:margin-left="0cm" fo:margin-right="0cm" fo:margin-top="0cm" fo:margin-bottom="0cm" style:contextual-spacing="false" fo:line-height="150%" fo:text-align="justify" style:justify-single-word="false" fo:text-indent="0cm" style:auto-text-indent="false">
        <style:tab-stops>
          <style:tab-stop style:position="1cm"/>
        </style:tab-stops>
      </style:paragraph-properties>
      <style:text-properties fo:font-size="11pt" fo:language="fr" fo:country="CH" officeooo:paragraph-rsid="00044ebf" style:font-size-asian="11pt" style:font-size-complex="11pt"/>
    </style:style>
    <style:style style:name="P3" style:family="paragraph" style:parent-style-name="Text_20_body" style:list-style-name="WWNum2">
      <style:paragraph-properties fo:margin-left="0cm" fo:margin-right="0cm" fo:margin-top="0cm" fo:margin-bottom="0cm" style:contextual-spacing="false" fo:line-height="150%" fo:text-align="justify" style:justify-single-word="false" fo:text-indent="0cm" style:auto-text-indent="false">
        <style:tab-stops>
          <style:tab-stop style:position="1cm"/>
        </style:tab-stops>
      </style:paragraph-properties>
      <style:text-properties fo:font-size="11pt" fo:language="fr" fo:country="CH" officeooo:rsid="00044ebf" officeooo:paragraph-rsid="00044ebf" style:font-size-asian="11pt" style:font-size-complex="11pt"/>
    </style:style>
    <style:style style:name="P4"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ab-stops>
          <style:tab-stop style:position="1cm"/>
        </style:tab-stops>
      </style:paragraph-properties>
      <style:text-properties officeooo:rsid="00044ebf" officeooo:paragraph-rsid="00044ebf"/>
    </style:style>
    <style:style style:name="P5"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ab-stops>
          <style:tab-stop style:position="1cm"/>
        </style:tab-stops>
      </style:paragraph-properties>
      <style:text-properties officeooo:rsid="000538a3" officeooo:paragraph-rsid="000538a3"/>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line-height="150%" fo:text-align="justify" style:justify-single-word="false">
        <style:tab-stops>
          <style:tab-stop style:position="1cm"/>
        </style:tab-stops>
      </style:paragraph-properties>
      <style:text-properties fo:font-size="11pt" fo:language="fr" fo:country="CH" officeooo:paragraph-rsid="00044ebf" style:font-size-asian="11pt" style:font-size-complex="11pt"/>
    </style:style>
    <style:style style:name="T1" style:family="text">
      <style:text-properties fo:font-size="11pt" fo:language="fr" fo:country="CH" style:font-size-asian="11pt" style:font-size-complex="11pt"/>
    </style:style>
    <style:style style:name="T2" style:family="text">
      <style:text-properties fo:font-size="11pt" fo:language="fr" fo:country="CH" officeooo:rsid="00044ebf" style:font-size-asian="11pt" style:font-size-complex="11pt"/>
    </style:style>
    <style:style style:name="T3" style:family="text">
      <style:text-properties officeooo:rsid="00044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13710773" text:style-name="WWNum2">
        <text:list-item>
          <text:list>
            <text:list-item>
              <text:p text:style-name="P1"><text:span text:style-name="T1">Consciencieuse et impliquée dans les tâches qui me sont confiées, je tiens à souligner ma volonté de travailler intensivement, d'acquérir de nouvelles compétences et de m'investir pleinement dans les projets.</text:span></text:p>
            </text:list-item>
            <text:list-item>
              <text:p text:style-name="P3"/>
              <text:list>
                <text:list-item>
                  <text:list>
                    <text:list-item>
                      <text:list>
                        <text:list-item>
                          <text:list>
                            <text:list-item>
                              <text:list>
                                <text:list-item>
                                  <text:p text:style-name="P1"><text:span text:style-name="T1">Je suis diplômée en mathématiques et j'ai récemment obtenu le certificat de Programmeur Unity Junior </text:span><text:span text:style-name="T2">et de Game design sur la conférence LubGame</text:span><text:span text:style-name="T1">. Mon portfolio riche de projets dans le domaine du développement de jeux atteste de mon engagement et de mes compétences en programmation et en conception de jeux. La détention du certificat de Programmeur Unity Junior me permet également de démontrer ma connaissance des aspects pratiques du travail avec ce moteur. </text:span></text:p>
                                </text:list-item>
                              </text:list>
                            </text:list-item>
                          </text:list>
                        </text:list-item>
                      </text:list>
                    </text:list-item>
                  </text:list>
                </text:list-item>
              </text:list>
            </text:list-item>
            <text:list-item>
              <text:p text:style-name="P2"/>
            </text:list-item>
          </text:list>
        </text:list-item>
        <text:list-item>
          <text:p text:style-name="P1"><text:span text:style-name="T1">Ma passion pour la création de jeux et mon analyse mathématique peuvent apporter une contribution précieuse au développement de votre structure. En effet, convaincue que mes compétences en mathématiques, associées à mes compétences en programmation, ainsi que ma détermination à me développer constamment, constituent une base solide pour m'adapter rapidement et contribuer aux succès de </text:span><text:span text:style-name="T2">l’</text:span><text:span text:style-name="T1">équipe.</text:span></text:p>
        </text:list-item>
      </text:list>
      <text:p text:style-name="P4"><text:span text:style-name="T1"/></text:p>
      <text:p text:style-name="P4"><text:span text:style-name="T1">Ang :</text:span></text:p>
      <text:p text:style-name="P4"><text:span text:style-name="T1">Conscientious and dedicated to the tasks entrusted to me, I would like to emphasize my willingness to work intensively, acquire new skills, and fully commit to projects.</text:span></text:p>
      <text:p text:style-name="Text_20_body">I am a mathematics graduate and have recently obtained the Junior Unity Programmer and Game Design certificates at the LubGame conference. My portfolio, rich with projects in the field of game development, attests to my commitment and skills in programming and game design. Holding the Junior Unity Programmer certificate also allows me to demonstrate my practical knowledge of working with this engine.</text:p>
      <text:p text:style-name="Text_20_body">My passion for game creation and my mathematical analysis can bring valuable contributions to the development of your organization. I am convinced that my mathematical skills, combined with my programming abilities and determination for continuous development, provide a solid foundation for quickly adapting and contributing to the team's success.</text:p>
      <text:p text:style-name="P6"/>
      <text:p text:style-name="P5"><text:span text:style-name="T1">FR :</text:span></text:p>
      <text:p text:style-name="P5"><text:span text:style-name="T1">//////////////////////////////////////////////////////////////////////////////////////////////////////////////////</text:span></text:p>
      <text:p text:style-name="P5"><text:span text:style-name="T1">Actuellement je suis a la recherche de nouvelles opportunités professionnelles dans le domaine du</text:span></text:p>
      <text:p text:style-name="P5"><text:span text:style-name="T1">développement je jeux vidéo et réalité virtuelle.</text:span></text:p>
      <text:p text:style-name="P5"><text:span text:style-name="T1"/></text:p>
      <text:p text:style-name="P5"><text:span text:style-name="T1">Diplômé d'études universitaires: Baccalauréat (Mathématiques)</text:span></text:p>
      <text:p text:style-name="P5"><text:span text:style-name="T1">Compétences: C, C++, SQL, R, UML, Algèbre linéaire.</text:span></text:p>
      <text:p text:style-name="P5"><text:span text:style-name="T1"/></text:p>
      <text:p text:style-name="P5"><text:span text:style-name="T1">Les certificats: </text:span></text:p>
      <text:p text:style-name="P5"><text:span text:style-name="T1">Unity Junior Programmer</text:span></text:p>
      <text:p text:style-name="P5"><text:span text:style-name="T1">VOXEA Swiss Private Academy Attestation de cours Français : Niveau global B1.2</text:span></text:p>
      <text:p text:style-name="P5"><text:soft-page-break/><text:span text:style-name="T1"/></text:p>
      <text:p text:style-name="P5"><text:span text:style-name="T1">Projects: </text:span></text:p>
      <text:p text:style-name="P5"><text:span text:style-name="T1">Le lien vers mon Github - https://github.com/jrkewe?tab=repositories</text:span></text:p>
      <text:p text:style-name="P5"><text:span text:style-name="T1">Le lien vers mon UnityPlay - https://play.unity.com/u/jrkewelina</text:span></text:p>
      <text:p text:style-name="P5"><text:span text:style-name="T1">Le lien vers mon site web - https://www.eveline-cpp.ch/</text:span></text:p>
      <text:p text:style-name="P5"><text:span text:style-name="T1"/></text:p>
      <text:p text:style-name="P5"><text:span text:style-name="T1">Prête de participer à des stages, des apprentissages et des intership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1T13:10:40.983000000</meta:creation-date>
    <dc:date>2024-07-01T15:21:57.766000000</dc:date>
    <meta:editing-duration>PT1H50M56S</meta:editing-duration>
    <meta:editing-cycles>1</meta:editing-cycles>
    <meta:document-statistic meta:table-count="0" meta:image-count="0" meta:object-count="0" meta:page-count="2" meta:paragraph-count="23" meta:word-count="387" meta:character-count="2758" meta:non-whitespace-character-count="2384"/>
    <meta:generator>LibreOffice/7.0.3.1$Windows_X86_64 LibreOffice_project/d7547858d014d4cf69878db179d326fc3483e082</meta:generator>
  </office:meta>
</office:document-meta>
</file>